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6886" calcext:value-type="float">
            <text:p>6886</text:p>
          </table:table-cell>
          <table:table-cell office:value-type="string" calcext:value-type="string">
            <text:p><text:a xlink:href="https://www.gokinjolno.jp/ec/products/" xlink:type="simple">https://www.gokinjolno.jp/ec/products/</text:a></text:p>
          </table:table-cell>
          <table:table-cell table:formula="of:=COM.MICROSOFT.CONCAT([.$B$1];[.A1])" office:value-type="string" office:string-value="https://www.gokinjolno.jp/ec/products/6886" calcext:value-type="string">
            <text:p>https://www.gokinjolno.jp/ec/products/6886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/>
          <table:table-cell table:formula="of:=COM.MICROSOFT.CONCAT([.$B$1];[.A2])" office:value-type="string" office:string-value="https://www.gokinjolno.jp/ec/products/6885" calcext:value-type="string">
            <text:p>https://www.gokinjolno.jp/ec/products/6885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/>
          <table:table-cell table:formula="of:=COM.MICROSOFT.CONCAT([.$B$1];[.A3])" office:value-type="string" office:string-value="https://www.gokinjolno.jp/ec/products/6377" calcext:value-type="string">
            <text:p>https://www.gokinjolno.jp/ec/products/6377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/>
          <table:table-cell table:formula="of:=COM.MICROSOFT.CONCAT([.$B$1];[.A4])" office:value-type="string" office:string-value="https://www.gokinjolno.jp/ec/products/6376" calcext:value-type="string">
            <text:p>https://www.gokinjolno.jp/ec/products/6376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/>
          <table:table-cell table:formula="of:=COM.MICROSOFT.CONCAT([.$B$1];[.A5])" office:value-type="string" office:string-value="https://www.gokinjolno.jp/ec/products/6375" calcext:value-type="string">
            <text:p>https://www.gokinjolno.jp/ec/products/6375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/>
          <table:table-cell table:formula="of:=COM.MICROSOFT.CONCAT([.$B$1];[.A6])" office:value-type="string" office:string-value="https://www.gokinjolno.jp/ec/products/6374" calcext:value-type="string">
            <text:p>https://www.gokinjolno.jp/ec/products/6374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/>
          <table:table-cell table:formula="of:=COM.MICROSOFT.CONCAT([.$B$1];[.A7])" office:value-type="string" office:string-value="https://www.gokinjolno.jp/ec/products/6373" calcext:value-type="string">
            <text:p>https://www.gokinjolno.jp/ec/products/6373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/>
          <table:table-cell table:formula="of:=COM.MICROSOFT.CONCAT([.$B$1];[.A8])" office:value-type="string" office:string-value="https://www.gokinjolno.jp/ec/products/6372" calcext:value-type="string">
            <text:p>https://www.gokinjolno.jp/ec/products/6372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/>
          <table:table-cell table:formula="of:=COM.MICROSOFT.CONCAT([.$B$1];[.A9])" office:value-type="string" office:string-value="https://www.gokinjolno.jp/ec/products/6371" calcext:value-type="string">
            <text:p>https://www.gokinjolno.jp/ec/products/6371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/>
          <table:table-cell table:formula="of:=COM.MICROSOFT.CONCAT([.$B$1];[.A10])" office:value-type="string" office:string-value="https://www.gokinjolno.jp/ec/products/6370" calcext:value-type="string">
            <text:p>https://www.gokinjolno.jp/ec/products/6370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/>
          <table:table-cell table:formula="of:=COM.MICROSOFT.CONCAT([.$B$1];[.A11])" office:value-type="string" office:string-value="https://www.gokinjolno.jp/ec/products/5961" calcext:value-type="string">
            <text:p>https://www.gokinjolno.jp/ec/products/5961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/>
          <table:table-cell table:formula="of:=COM.MICROSOFT.CONCAT([.$B$1];[.A12])" office:value-type="string" office:string-value="https://www.gokinjolno.jp/ec/products/5960" calcext:value-type="string">
            <text:p>https://www.gokinjolno.jp/ec/products/5960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/>
          <table:table-cell table:formula="of:=COM.MICROSOFT.CONCAT([.$B$1];[.A13])" office:value-type="string" office:string-value="https://www.gokinjolno.jp/ec/products/5959" calcext:value-type="string">
            <text:p>https://www.gokinjolno.jp/ec/products/5959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/>
          <table:table-cell table:formula="of:=COM.MICROSOFT.CONCAT([.$B$1];[.A14])" office:value-type="string" office:string-value="https://www.gokinjolno.jp/ec/products/5958" calcext:value-type="string">
            <text:p>https://www.gokinjolno.jp/ec/products/5958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/>
          <table:table-cell table:formula="of:=COM.MICROSOFT.CONCAT([.$B$1];[.A15])" office:value-type="string" office:string-value="https://www.gokinjolno.jp/ec/products/5906" calcext:value-type="string">
            <text:p>https://www.gokinjolno.jp/ec/products/5906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/>
          <table:table-cell table:formula="of:=COM.MICROSOFT.CONCAT([.$B$1];[.A16])" office:value-type="string" office:string-value="https://www.gokinjolno.jp/ec/products/5855" calcext:value-type="string">
            <text:p>https://www.gokinjolno.jp/ec/products/5855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/>
          <table:table-cell table:formula="of:=COM.MICROSOFT.CONCAT([.$B$1];[.A17])" office:value-type="string" office:string-value="https://www.gokinjolno.jp/ec/products/5761" calcext:value-type="string">
            <text:p>https://www.gokinjolno.jp/ec/products/5761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/>
          <table:table-cell table:formula="of:=COM.MICROSOFT.CONCAT([.$B$1];[.A18])" office:value-type="string" office:string-value="https://www.gokinjolno.jp/ec/products/5760" calcext:value-type="string">
            <text:p>https://www.gokinjolno.jp/ec/products/5760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/>
          <table:table-cell table:formula="of:=COM.MICROSOFT.CONCAT([.$B$1];[.A19])" office:value-type="string" office:string-value="https://www.gokinjolno.jp/ec/products/5759" calcext:value-type="string">
            <text:p>https://www.gokinjolno.jp/ec/products/5759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/>
          <table:table-cell table:formula="of:=COM.MICROSOFT.CONCAT([.$B$1];[.A20])" office:value-type="string" office:string-value="https://www.gokinjolno.jp/ec/products/5758" calcext:value-type="string">
            <text:p>https://www.gokinjolno.jp/ec/products/5758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/>
          <table:table-cell table:formula="of:=COM.MICROSOFT.CONCAT([.$B$1];[.A21])" office:value-type="string" office:string-value="https://www.gokinjolno.jp/ec/products/5548" calcext:value-type="string">
            <text:p>https://www.gokinjolno.jp/ec/products/5548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/>
          <table:table-cell table:formula="of:=COM.MICROSOFT.CONCAT([.$B$1];[.A22])" office:value-type="string" office:string-value="https://www.gokinjolno.jp/ec/products/5547" calcext:value-type="string">
            <text:p>https://www.gokinjolno.jp/ec/products/5547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/>
          <table:table-cell table:formula="of:=COM.MICROSOFT.CONCAT([.$B$1];[.A23])" office:value-type="string" office:string-value="https://www.gokinjolno.jp/ec/products/5546" calcext:value-type="string">
            <text:p>https://www.gokinjolno.jp/ec/products/5546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/>
          <table:table-cell table:formula="of:=COM.MICROSOFT.CONCAT([.$B$1];[.A24])" office:value-type="string" office:string-value="https://www.gokinjolno.jp/ec/products/5545" calcext:value-type="string">
            <text:p>https://www.gokinjolno.jp/ec/products/5545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/>
          <table:table-cell table:formula="of:=COM.MICROSOFT.CONCAT([.$B$1];[.A25])" office:value-type="string" office:string-value="https://www.gokinjolno.jp/ec/products/5544" calcext:value-type="string">
            <text:p>https://www.gokinjolno.jp/ec/products/5544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/>
          <table:table-cell table:formula="of:=COM.MICROSOFT.CONCAT([.$B$1];[.A26])" office:value-type="string" office:string-value="https://www.gokinjolno.jp/ec/products/5543" calcext:value-type="string">
            <text:p>https://www.gokinjolno.jp/ec/products/5543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/>
          <table:table-cell table:formula="of:=COM.MICROSOFT.CONCAT([.$B$1];[.A27])" office:value-type="string" office:string-value="https://www.gokinjolno.jp/ec/products/5542" calcext:value-type="string">
            <text:p>https://www.gokinjolno.jp/ec/products/5542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/>
          <table:table-cell table:formula="of:=COM.MICROSOFT.CONCAT([.$B$1];[.A28])" office:value-type="string" office:string-value="https://www.gokinjolno.jp/ec/products/5541" calcext:value-type="string">
            <text:p>https://www.gokinjolno.jp/ec/products/5541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/>
          <table:table-cell table:formula="of:=COM.MICROSOFT.CONCAT([.$B$1];[.A29])" office:value-type="string" office:string-value="https://www.gokinjolno.jp/ec/products/5540" calcext:value-type="string">
            <text:p>https://www.gokinjolno.jp/ec/products/5540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/>
          <table:table-cell table:formula="of:=COM.MICROSOFT.CONCAT([.$B$1];[.A30])" office:value-type="string" office:string-value="https://www.gokinjolno.jp/ec/products/5464" calcext:value-type="string">
            <text:p>https://www.gokinjolno.jp/ec/products/5464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/>
          <table:table-cell table:formula="of:=COM.MICROSOFT.CONCAT([.$B$1];[.A31])" office:value-type="string" office:string-value="https://www.gokinjolno.jp/ec/products/5464" calcext:value-type="string">
            <text:p>https://www.gokinjolno.jp/ec/products/5464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/>
          <table:table-cell table:formula="of:=COM.MICROSOFT.CONCAT([.$B$1];[.A32])" office:value-type="string" office:string-value="https://www.gokinjolno.jp/ec/products/5463" calcext:value-type="string">
            <text:p>https://www.gokinjolno.jp/ec/products/5463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/>
          <table:table-cell table:formula="of:=COM.MICROSOFT.CONCAT([.$B$1];[.A33])" office:value-type="string" office:string-value="https://www.gokinjolno.jp/ec/products/5462" calcext:value-type="string">
            <text:p>https://www.gokinjolno.jp/ec/products/5462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/>
          <table:table-cell table:formula="of:=COM.MICROSOFT.CONCAT([.$B$1];[.A34])" office:value-type="string" office:string-value="https://www.gokinjolno.jp/ec/products/5290" calcext:value-type="string">
            <text:p>https://www.gokinjolno.jp/ec/products/5290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/>
          <table:table-cell table:formula="of:=COM.MICROSOFT.CONCAT([.$B$1];[.A35])" office:value-type="string" office:string-value="https://www.gokinjolno.jp/ec/products/5291" calcext:value-type="string">
            <text:p>https://www.gokinjolno.jp/ec/products/5291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/>
          <table:table-cell table:formula="of:=COM.MICROSOFT.CONCAT([.$B$1];[.A36])" office:value-type="string" office:string-value="https://www.gokinjolno.jp/ec/products/5292" calcext:value-type="string">
            <text:p>https://www.gokinjolno.jp/ec/products/5292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/>
          <table:table-cell table:formula="of:=COM.MICROSOFT.CONCAT([.$B$1];[.A37])" office:value-type="string" office:string-value="https://www.gokinjolno.jp/ec/products/5301" calcext:value-type="string">
            <text:p>https://www.gokinjolno.jp/ec/products/5301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/>
          <table:table-cell table:formula="of:=COM.MICROSOFT.CONCAT([.$B$1];[.A38])" office:value-type="string" office:string-value="https://www.gokinjolno.jp/ec/products/5293" calcext:value-type="string">
            <text:p>https://www.gokinjolno.jp/ec/products/5293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/>
          <table:table-cell table:formula="of:=COM.MICROSOFT.CONCAT([.$B$1];[.A39])" office:value-type="string" office:string-value="https://www.gokinjolno.jp/ec/products/5294" calcext:value-type="string">
            <text:p>https://www.gokinjolno.jp/ec/products/5294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/>
          <table:table-cell table:formula="of:=COM.MICROSOFT.CONCAT([.$B$1];[.A40])" office:value-type="string" office:string-value="https://www.gokinjolno.jp/ec/products/5295" calcext:value-type="string">
            <text:p>https://www.gokinjolno.jp/ec/products/529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/>
          <table:table-cell table:formula="of:=COM.MICROSOFT.CONCAT([.$B$1];[.A41])" office:value-type="string" office:string-value="https://www.gokinjolno.jp/ec/products/4814" calcext:value-type="string">
            <text:p>https://www.gokinjolno.jp/ec/products/481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/>
          <table:table-cell table:formula="of:=COM.MICROSOFT.CONCAT([.$B$1];[.A42])" office:value-type="string" office:string-value="https://www.gokinjolno.jp/ec/products/2440" calcext:value-type="string">
            <text:p>https://www.gokinjolno.jp/ec/products/2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00:59:27.938000000</meta:creation-date>
    <dc:date>2024-04-20T01:03:34.079000000</dc:date>
    <meta:editing-duration>PT4M9S</meta:editing-duration>
    <meta:editing-cycles>1</meta:editing-cycles>
    <meta:document-statistic meta:table-count="1" meta:cell-count="85" meta:object-count="0"/>
    <meta:generator>LibreOffice/7.5.4.2$Windows_X86_64 LibreOffice_project/36ccfdc35048b057fd9854c757a8b67ec53977b6</meta:generator>
  </office:meta>
</office:document-meta>
</file>